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Garamond1" svg:font-family="Garamond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2479in" fo:margin-left="0in" table:align="left" style:writing-mode="lr-tb"/>
    </style:style>
    <style:style style:name="Table4.A" style:family="table-column">
      <style:table-column-properties style:column-width="1.2479in"/>
    </style:style>
    <style:style style:name="Table4.B" style:family="table-column">
      <style:table-column-properties style:column-width="3.2563in"/>
    </style:style>
    <style:style style:name="Table4.C" style:family="table-column">
      <style:table-column-properties style:column-width="0.8674in"/>
    </style:style>
    <style:style style:name="Table4.D" style:family="table-column">
      <style:table-column-properties style:column-width="0.876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1236in" fo:margin-left="0in" table:align="left" style:writing-mode="lr-tb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5in"/>
    </style:style>
    <style:style style:name="Table3.C" style:family="table-column">
      <style:table-column-properties style:column-width="0.65in"/>
    </style:style>
    <style:style style:name="Table3.D" style:family="table-column">
      <style:table-column-properties style:column-width="0.6035in"/>
    </style:style>
    <style:style style:name="Table3.E" style:family="table-column">
      <style:table-column-properties style:column-width="0.5493in"/>
    </style:style>
    <style:style style:name="Table3.F" style:family="table-column">
      <style:table-column-properties style:column-width="0.5965in"/>
    </style:style>
    <style:style style:name="Table3.G" style:family="table-column">
      <style:table-column-properties style:column-width="0.60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officeooo:rsid="002dc85c" officeooo:paragraph-rsid="002dc85c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Standard">
      <style:text-properties style:font-name="Garamond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6" style:family="paragraph" style:parent-style-name="Standard">
      <style:text-properties style:font-name="Garamond" fo:font-size="10pt" officeooo:rsid="001e841b" officeooo:paragraph-rsid="001e841b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9" style:family="paragraph" style:parent-style-name="Standard">
      <style:text-properties style:font-name="Garamond" officeooo:paragraph-rsid="001f79ea"/>
    </style:style>
    <style:style style:name="P10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Garamond" fo:font-size="8pt" officeooo:rsid="002fa959" officeooo:paragraph-rsid="002fa959" style:font-size-asian="8pt" style:font-size-complex="8pt"/>
    </style:style>
    <style:style style:name="P13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1f79ea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Garamond" fo:font-size="10pt" officeooo:rsid="00295266" officeooo:paragraph-rsid="00295266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Garamond" fo:font-size="10pt" officeooo:rsid="002f4103" officeooo:paragraph-rsid="002f410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f4103" officeooo:paragraph-rsid="002f410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fa959" officeooo:paragraph-rsid="002fa95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303b6f" officeooo:paragraph-rsid="00303b6f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Garamond" fo:font-size="12pt" style:font-size-asian="12pt" style:font-size-complex="12pt"/>
    </style:style>
    <style:style style:name="P25" style:family="paragraph" style:parent-style-name="Table_20_Contents">
      <style:text-properties style:font-name="Garamond" fo:font-size="12pt" officeooo:rsid="0028aa17" officeooo:paragraph-rsid="0028aa17" style:font-size-asian="12pt" style:font-size-complex="12pt"/>
    </style:style>
    <style:style style:name="P26" style:family="paragraph" style:parent-style-name="Table_20_Contents">
      <style:text-properties style:font-name="Garamond" fo:font-size="12pt" officeooo:rsid="0029d6cb" officeooo:paragraph-rsid="0029d6cb" style:font-size-asian="12pt" style:font-size-complex="12pt"/>
    </style:style>
    <style:style style:name="P27" style:family="paragraph" style:parent-style-name="Table_20_Contents">
      <style:text-properties style:font-name="Garamond" fo:font-size="9pt" officeooo:rsid="0028aa17" officeooo:paragraph-rsid="0028aa17" style:font-size-asian="9pt" style:font-size-complex="9pt"/>
    </style:style>
    <style:style style:name="P28" style:family="paragraph" style:parent-style-name="Table_20_Contents">
      <style:paragraph-properties fo:text-align="justify" style:justify-single-word="false"/>
      <style:text-properties style:font-name="Garamond" fo:font-size="10pt" officeooo:rsid="001e841b" officeooo:paragraph-rsid="0028aa17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Garamond" fo:font-size="10pt" officeooo:rsid="0031db49" officeooo:paragraph-rsid="0031db49" style:font-size-asian="10pt" style:font-size-complex="10pt"/>
    </style:style>
    <style:style style:name="P30" style:family="paragraph" style:parent-style-name="Heading_20_1">
      <style:text-properties style:font-name="Garamond" fo:font-size="10pt" style:font-size-asian="10pt" style:font-size-complex="10pt"/>
    </style:style>
    <style:style style:name="P31" style:family="paragraph" style:parent-style-name="Heading_20_1" style:master-page-name="">
      <style:paragraph-properties fo:margin-left="0in" fo:margin-right="0in" fo:margin-top="0.1665in" fo:margin-bottom="0.0417in" loext:contextual-spacing="false" fo:orphans="2" fo:widows="2" fo:text-indent="0in" style:auto-text-indent="false" style:page-number="auto" fo:keep-with-next="always" style:writing-mode="lr-tb"/>
      <style:text-properties style:font-name="Garamond" fo:font-size="10pt" officeooo:rsid="001f79ea" officeooo:paragraph-rsid="001f79ea" style:font-size-asian="10pt" style:font-size-complex="10pt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6pt" fo:font-weight="bold" officeooo:rsid="002c2fde" officeooo:paragraph-rsid="002c2fde" style:font-size-asian="16pt" style:font-weight-asian="bold" style:font-size-complex="16pt" style:font-weight-complex="bold"/>
    </style:style>
    <style:style style:name="T1" style:family="text">
      <style:text-properties style:font-name="Garamond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Garamond1" fo:font-size="12pt" fo:font-style="normal" fo:font-weight="normal" officeooo:rsid="0028aa17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Garamond1" fo:font-size="6pt" style:font-size-asian="6pt" style:font-size-complex="6pt"/>
    </style:style>
    <style:style style:name="T4" style:family="text">
      <style:text-properties style:font-name="Garamond1" fo:font-size="6pt" officeooo:rsid="00278b98" style:font-size-asian="6pt" style:font-size-complex="6pt"/>
    </style:style>
    <style:style style:name="T5" style:family="text">
      <style:text-properties style:text-position="super 58%" style:font-name="Garamond1" fo:font-size="6pt" officeooo:rsid="00278b98" style:font-size-asian="6pt" style:font-size-complex="6pt"/>
    </style:style>
    <style:style style:name="T6" style:family="text">
      <style:text-properties officeooo:rsid="001e841b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14dbe" style:font-size-asian="10pt" style:font-size-complex="10pt"/>
    </style:style>
    <style:style style:name="T9" style:family="text">
      <style:text-properties officeooo:rsid="00245f7a"/>
    </style:style>
    <style:style style:name="T10" style:family="text">
      <style:text-properties officeooo:rsid="00214dbe"/>
    </style:style>
    <style:style style:name="T11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12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Sprint Review Checklist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5">Project Name</text:p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5">Project ID</text:p>
            <text:p text:style-name="P27">(if applicable)</text:p>
          </table:table-cell>
          <table:table-cell table:style-name="Table4.D1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25">Reviewer’s Name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5">Sprint No.</text:p>
          </table:table-cell>
          <table:table-cell table:style-name="Table4.D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26">Review Date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Standard"/>
          </table:table-cell>
          <table:table-cell table:style-name="Table4.D2" office:value-type="string">
            <text:p text:style-name="Standard"/>
          </table:table-cell>
        </table:table-row>
      </table:table>
      <text:p text:style-name="P7"/>
      <text:p text:style-name="P4">This checklist is to be used to assess <text:span text:style-name="T6">if sprint goals have been achieved during the sprint. <text:s/>Particularly, if the target features of the software have been built based on user acceptance criteria.</text:span></text:p>
      <text:p text:style-name="P3"/>
      <text:p text:style-name="P8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20"><text:span text:style-name="T6">User Acceptance </text:span>Criteria</text:p>
          </table:table-cell>
          <table:table-cell table:style-name="Table2.A1" table:number-columns-spanned="2" office:value-type="string">
            <text:p text:style-name="P20">Compl<text:span text:style-name="T9">iance</text:span></text:p>
          </table:table-cell>
          <table:covered-table-cell/>
          <table:table-cell table:style-name="Table2.A1" table:number-rows-spanned="2" office:value-type="string">
            <text:p text:style-name="P20">Remarks</text:p>
          </table:table-cell>
          <table:table-cell table:style-name="Table2.E1" table:number-rows-spanned="2" office:value-type="string">
            <text:p text:style-name="P23">Estimated</text:p>
            <text:p text:style-name="P21">Value</text:p>
          </table:table-cell>
        </table:table-row>
        <table:table-row>
          <table:covered-table-cell/>
          <table:table-cell table:style-name="Table2.B2" office:value-type="string">
            <text:p text:style-name="P14">Yes</text:p>
          </table:table-cell>
          <table:table-cell table:style-name="Table2.B2" office:value-type="string">
            <text:p text:style-name="P14">No</text:p>
          </table:table-cell>
          <table:covered-table-cell/>
          <table:covered-table-cell/>
        </table:table-row>
        <table:table-row>
          <table:table-cell table:style-name="Table2.B2" office:value-type="string">
            <text:p text:style-name="P28">[<text:span text:style-name="T9">E</text:span>numerate here the list of <text:span text:style-name="T10">all </text:span>acceptance criteria <text:span text:style-name="T10">defined during the sprints as specified in the Requirements Traceability Matrix (RTM)</text:span>].</text:p>
            <text:p text:style-name="P29">UC-1.0-S1: Successful Login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8">[You may specify the scope and limitations for this print. ]</text:p>
          </table:table-cell>
          <table:table-cell table:style-name="Table2.E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9">UC-1.0-S2: Invalid Username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E3" office:value-type="string">
            <text:p text:style-name="P13"/>
          </table:table-cell>
        </table:table-row>
        <table:table-row>
          <table:table-cell table:style-name="Table2.B2" office:value-type="string">
            <text:p text:style-name="P15">[add rows if necessary]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E3" office:value-type="string">
            <text:p text:style-name="P13"/>
          </table:table-cell>
        </table:table-row>
        <table:table-row>
          <table:table-cell table:style-name="Table2.B2" office:value-type="string">
            <text:p text:style-name="P22">TOTAL</text:p>
          </table:table-cell>
          <table:table-cell table:style-name="Table2.B2" office:value-type="string">
            <text:p text:style-name="P12">(count of YES)</text:p>
          </table:table-cell>
          <table:table-cell table:style-name="Table2.B2" office:value-type="string">
            <text:p text:style-name="P12">(count of NO)</text:p>
          </table:table-cell>
          <table:table-cell table:style-name="Table2.B2" office:value-type="string">
            <text:p text:style-name="P13"/>
          </table:table-cell>
          <table:table-cell table:style-name="Table2.E3" office:value-type="string">
            <text:p text:style-name="P13"/>
          </table:table-cell>
        </table:table-row>
        <table:table-row>
          <table:table-cell table:style-name="Table2.B2" table:number-columns-spanned="4" office:value-type="string">
            <text:p text:style-name="P19"><text:span text:style-name="T13">Team Velocity</text:span> (Add all value sof UAC that have been complied)</text:p>
          </table:table-cell>
          <table:covered-table-cell/>
          <table:covered-table-cell/>
          <table:covered-table-cell/>
          <table:table-cell table:style-name="Table2.E3" office:value-type="string">
            <text:p text:style-name="P13"/>
          </table:table-cell>
        </table:table-row>
      </table:table>
      <text:p text:style-name="P5"/>
      <text:p text:style-name="P9"><text:span text:style-name="T8">Tester's</text:span><text:span text:style-name="T7"> Comments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<text:span text:style-name="T11">U</text:span><text:span text:style-name="T12">sability Goals:</text:span></text:p>
      <text:h text:style-name="P31" text:outline-level="1"><text:span text:style-name="T14">If interfaces will be delivered at the end of the sprint, <text:s/>evaluate the system according to Nielsen's Usability Heuristics. <text:s text:c="3"/>For items that are not applicable, check </text:span><text:span text:style-name="T13">NA</text:span><text:span text:style-name="T14">.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1">Nielsen's Usability Heuristics</text:p>
          </table:table-cell>
          <table:table-cell table:style-name="Table3.A1" table:number-columns-spanned="5" office:value-type="string">
            <text:p text:style-name="P10"><text:s/>Strongly <text:s text:c="70"/>Strongly</text:p>
            <text:p text:style-name="P10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1">NA</text:p>
          </table:table-cell>
        </table:table-row>
        <table:table-row>
          <table:covered-table-cell/>
          <table:table-cell table:style-name="Table3.B2" office:value-type="string">
            <text:p text:style-name="P16">1</text:p>
          </table:table-cell>
          <table:table-cell table:style-name="Table3.B2" office:value-type="string">
            <text:p text:style-name="P16">2</text:p>
          </table:table-cell>
          <table:table-cell table:style-name="Table3.B2" office:value-type="string">
            <text:p text:style-name="P16">3</text:p>
          </table:table-cell>
          <table:table-cell table:style-name="Table3.B2" office:value-type="string">
            <text:p text:style-name="P16">4</text:p>
          </table:table-cell>
          <table:table-cell table:style-name="Table3.B2" office:value-type="string">
            <text:p text:style-name="P16">5</text:p>
          </table:table-cell>
          <table:table-cell table:style-name="Table3.G2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7">Simple and Natural Dialogue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7">Speaks the Users' Language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7">Minimize User Memory Load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7">Consistency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7">Feedback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7">Clearly Marked Exits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7">Shortcuts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7">Good Error Messages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7">Prevent Errors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7">Help and Documentation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</table:table>
      <text:h text:style-name="P30" text:outline-level="1"/>
      <text:h text:style-name="P30" text:outline-level="1">Reviewer’s Comments:<text:line-break/></text:h>
      <text:p text:style-name="P6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Garamond1" svg:font-family="Garamond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officeooo:rsid="002dc85c" officeooo:paragraph-rsid="002dc85c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Garamond1" fo:font-size="12pt" fo:font-style="normal" fo:font-weight="normal" officeooo:rsid="0028aa17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font-name="Garamond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style:font-name="Garamond1" fo:font-size="6pt" officeooo:rsid="00278b98" style:font-size-asian="6pt" style:font-size-complex="6pt"/>
    </style:style>
    <style:style style:name="MT4" style:family="text">
      <style:text-properties style:text-position="super 58%" style:font-name="Garamond1" fo:font-size="6pt" officeooo:rsid="00278b98" style:font-size-asian="6pt" style:font-size-complex="6pt"/>
    </style:style>
    <style:style style:name="MT5" style:family="text">
      <style:text-properties style:font-name="Garamond1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</text:span><text:span text:style-name="MT2">oftware Engineering II</text:span></text:p>
      </style:header>
      <style:footer>
        <text:p text:style-name="MP2"><text:span text:style-name="Page_20_Number"><text:span text:style-name="MT3">rcsolamo: 2</text:span></text:span><text:span text:style-name="Page_20_Number"><text:span text:style-name="MT4">nd</text:span></text:span><text:span text:style-name="Page_20_Number"><text:span text:style-name="MT3"> AY 2017-2018</text:span></text:span><text:span text:style-name="Page_20_Number"><text:span text:style-name="MT5"><text:tab/><text:tab/></text:span></text:span><text:span text:style-name="Page_20_Number"><text:span text:style-name="MT5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8-01-17T11:39:55.772647000</dc:date>
    <meta:print-date>2006-07-28T14:33:00</meta:print-date>
    <meta:editing-cycles>27</meta:editing-cycles>
    <meta:editing-duration>PT1H37M45S</meta:editing-duration>
    <meta:generator>LibreOffice_Vanilla/5.4.4.5$MacOSX_X86_64 LibreOffice_project/2524958677847fb3bb44820e40380acbe820f960</meta:generator>
    <meta:document-statistic meta:table-count="3" meta:image-count="0" meta:object-count="0" meta:page-count="2" meta:paragraph-count="51" meta:word-count="219" meta:character-count="1539" meta:non-whitespace-character-count="1220"/>
  </office:meta>
</office:document-meta>
</file>